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-filtered" table:style-name="ta1">
        <table:shapes>
          <draw:frame draw:z-index="0" draw:style-name="gr1" draw:text-style-name="P1" svg:width="15.1323in" svg:height="6.7661in" svg:x="0.811in" svg:y="0.0417in">
            <draw:object draw:notify-on-update-of-ranges="'data-filtered'.A1:'data-filtered'.A130 'data-filtered'.B1:'data-filtered'.B1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8:47:11.586101648</dc:date>
    <meta:editing-duration>PT1M31S</meta:editing-duration>
    <meta:editing-cycles>1</meta:editing-cycles>
    <meta:document-statistic meta:table-count="1" meta:cell-count="260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437cm" svg:height="17.187cm" xlink:href=".." xlink:type="simple" chart:class="chart:scatter" chart:style-name="ch1">
        <chart:legend chart:legend-position="end" svg:x="36.042cm" svg:y="8.294cm" style:legend-expansion="high" chart:style-name="ch2"/>
        <chart:plot-area chart:style-name="ch3" table:cell-range-address="'data-filtered'.A1:'data-filtered'.B130" svg:x="0.768cm" svg:y="0.343cm" svg:width="34.506cm" svg:height="16.501cm">
          <chartooo:coordinate-region svg:x="1.654cm" svg:y="0.542cm" svg:width="33.301cm" svg:height="15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filtered'.B1:'data-filtered'.B130" chart:class="chart:scatter">
            <chart:domain table:cell-range-address="'data-filtered'.A1:'data-filtered'.A130"/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-filtered'.A1:'data-filtered'.A130</svg:desc>
                </draw:g>
              </table:table-cell>
              <table:table-cell office:value-type="float" office:value="108">
                <text:p>108</text:p>
                <draw:g>
                  <svg:desc>'data-filtered'.B1:'data-filtered'.B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